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38df3"/>
    </style:style>
    <style:style style:name="P2" style:family="paragraph" style:parent-style-name="Standard">
      <style:text-properties officeooo:paragraph-rsid="000465f1"/>
    </style:style>
    <style:style style:name="P3" style:family="paragraph" style:parent-style-name="Standard">
      <style:text-properties officeooo:paragraph-rsid="000607aa"/>
    </style:style>
    <style:style style:name="P4" style:family="paragraph" style:parent-style-name="Standard">
      <style:text-properties officeooo:paragraph-rsid="0006b6ad"/>
    </style:style>
    <style:style style:name="P5" style:family="paragraph" style:parent-style-name="Standard">
      <style:text-properties officeooo:paragraph-rsid="0007c6c6"/>
    </style:style>
    <style:style style:name="P6" style:family="paragraph" style:parent-style-name="Standard">
      <style:text-properties fo:font-weight="bold" officeooo:paragraph-rsid="000607aa" style:font-weight-asian="bold" style:font-weight-complex="bold"/>
    </style:style>
    <style:style style:name="P7" style:family="paragraph" style:parent-style-name="Standard">
      <style:text-properties fo:font-weight="bold" officeooo:paragraph-rsid="0007c6c6" style:font-weight-asian="bold" style:font-weight-complex="bold"/>
    </style:style>
    <style:style style:name="P8" style:family="paragraph" style:parent-style-name="Standard">
      <style:text-properties officeooo:paragraph-rsid="000a4d73"/>
    </style:style>
    <style:style style:name="P9" style:family="paragraph" style:parent-style-name="Standard">
      <style:text-properties officeooo:paragraph-rsid="000b7ec4"/>
    </style:style>
    <style:style style:name="T1" style:family="text">
      <style:text-properties officeooo:rsid="00038df3"/>
    </style:style>
    <style:style style:name="T2" style:family="text">
      <style:text-properties officeooo:rsid="000465f1"/>
    </style:style>
    <style:style style:name="T3" style:family="text">
      <style:text-properties officeooo:rsid="000491f1"/>
    </style:style>
    <style:style style:name="T4" style:family="text">
      <style:text-properties officeooo:rsid="0005bb26"/>
    </style:style>
    <style:style style:name="T5" style:family="text">
      <style:text-properties officeooo:rsid="000607aa"/>
    </style:style>
    <style:style style:name="T6" style:family="text">
      <style:text-properties officeooo:rsid="0006b6ad"/>
    </style:style>
    <style:style style:name="T7" style:family="text">
      <style:text-properties officeooo:rsid="0007c6c6"/>
    </style:style>
    <style:style style:name="T8" style:family="text">
      <style:text-properties officeooo:rsid="0007e8c8"/>
    </style:style>
    <style:style style:name="T9" style:family="text">
      <style:text-properties officeooo:rsid="000984e7"/>
    </style:style>
    <style:style style:name="T10" style:family="text">
      <style:text-properties officeooo:rsid="000a4d73"/>
    </style:style>
    <style:style style:name="T11" style:family="text">
      <style:text-properties officeooo:rsid="000b7ec4"/>
    </style:style>
    <style:style style:name="T12" style:family="text">
      <style:text-properties style:text-underline-style="none" officeooo:rsid="000c0ed8"/>
    </style:style>
    <style:style style:name="T13" style:family="text">
      <style:text-properties officeooo:rsid="000c0ed8"/>
    </style:style>
    <style:style style:name="T14" style:family="text">
      <style:text-properties officeooo:rsid="000c8b2c"/>
    </style:style>
    <style:style style:name="T15" style:family="text">
      <style:text-properties officeooo:rsid="000d1b41"/>
    </style:style>
    <style:style style:name="T16" style:family="text">
      <style:text-properties officeooo:rsid="000d2c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7">Results</text:span></text:p>
      <text:p text:style-name="P1"><text:span text:style-name="T1">The route between waypoints 1 and 3 </text:span><text:span text:style-name="T2">(clear segment) </text:span><text:span text:style-name="T1">was in clear terrain, with waypoint 3 experiencing the most topographic elevation to the west at 20degrees. <text:s/></text:span><text:span text:style-name="T2">The authors considered waypoint 3 to be the entrance to the canyon, with the latter points being in the canyon (canyon segment). <text:s/>The data were first checked against a map of the road in Google Earth to ensure the data were close to the road, as hypothesized. <text:s/>FIGURE shows a representative example for each trip in the clear segment.</text:span></text:p>
      <text:p text:style-name="P1"><text:span text:style-name="T2"/></text:p>
      <text:p text:style-name="P2"><text:span text:style-name="T2">Clock synchronization between the receivers was a concern to the authors. The data were only recorded at integer-second intervals, which could produce a large error for a given epoch. <text:s/>This concern was abated when the clear segment's relative errors were analyzed. <text:s/>Between waypoints 1 and 2, the vehicle was travelling at 60 mph </text:span><text:span text:style-name="T3">(~27 m/s). </text:span><text:span text:style-name="T4">A representative measurement from each receiver at the same time on the clear segment was taken to be 2.6 meters, </text:span><text:span text:style-name="T5">as seen in FIGURE</text:span><text:span text:style-name="T4">. <text:s/>If the difference was completely due to clock differences, that difference would be ~0.1 s. <text:s/>However, pseudorange errors could be within this range of error, and the Garmin </text:span><text:span text:style-name="T16">receiver</text:span><text:span text:style-name="T4"> had WAAS capability disabled. <text:s/>Thus, clock synchronization error was deemed low enough not to be a</text:span><text:span text:style-name="T5">n issue compared to other error sources</text:span><text:span text:style-name="T4">, especially </text:span><text:span text:style-name="T5">since the canyon segment had a top speed of 30 mph.</text:span></text:p>
      <text:p text:style-name="P2"><text:span text:style-name="T5"/></text:p>
      <text:p text:style-name="P1"><text:span text:style-name="T1">The resulting GPS data from the trip were post-processed to find the relative error between the two receivers. <text:s/>The relative errors were plotted with waypoint information so that they could be cross referenced with the topographic elevation measurements. <text:s/>The data can be seen in FIGURE </text:span><text:span text:style-name="T15">and FIGURE</text:span><text:span text:style-name="T1">. </text:span><text:span text:style-name="T8">The error plots show that there was much greater relative error between the devices in the canyon, than in the clear segment. <text:s/>An interesting artifact the authors found was that most of the waypoints </text:span><text:span text:style-name="T9">where elevation measurements were taken</text:span><text:span text:style-name="T8"> did not show much error compared to the trip between them. <text:s/></text:span></text:p>
      <text:p text:style-name="P5"><text:span text:style-name="T7"/></text:p>
      <text:p text:style-name="P8"><text:span text:style-name="T10">Representative canyon data are visualized in FIGURE. The Delorme receiver, with WAAS enabled, stays close to the road in Google Earth. On the other hand, the receiver without WAAS on varies wildly throughout the canyon. <text:s/>Using Google's Street View capability, one can see that this magnitude of error happens when there is much less visibility of the sky.</text:span></text:p>
      <text:p text:style-name="P8"><text:span text:style-name="T7"/></text:p>
      <text:p text:style-name="P9"><text:span text:style-name="T11">Another set of data gathered were the computed altitude of each device, the relative errors of which are shown in FIGURE. <text:s/>The error in the canyon segment is large, as expected. However, the altitude error varied by as much as 20 m in the clear segment, almost ten times that of the latitude and longitude relative errors.</text:span></text:p>
      <text:p text:style-name="P4"><text:span text:style-name="T2"/></text:p>
      <text:p text:style-name="P1"><text:span text:style-name="T2"/></text:p>
      <text:p text:style-name="P6"><text:span text:style-name="T5">Conclusions and recommendations</text:span></text:p>
      <text:p text:style-name="P3"><text:span text:style-name="T5">The data from both trips, and both receivers, was </text:span><text:span text:style-name="T12">unambiguous</text:span><text:span text:style-name="T5">: GPS navigation was better with fewer topographic features, and worse in the canyon. <text:s/>With the WAAS enabled, the Delorme receiver was consistently closer to the road throughout the canyon segment. <text:s/>The Garmin, without WAAS, was much more error-prone. <text:s/></text:span><text:span text:style-name="T13">With these results, the hypothesis was confirmed</text:span><text:span text:style-name="T5">. <text:s/></text:span><text:span text:style-name="T13">Further, the reason that most of the waypoints had more visibility, and less relative error, is most likely due to the condition of the canyon road. <text:s/>Much of the canyon had steep terrain with no shoulder or pull-off area, so taking waypoints at such places was nearly impossible. </text:span></text:p>
      <text:p text:style-name="P3"><text:span text:style-name="T5"/></text:p>
      <text:p text:style-name="P3"><text:span text:style-name="T5">The experiment could have benefited from </text:span><text:span text:style-name="T6">more control in a few areas. <text:s/>Receivers of the same model and firmware versions would eliminate any potential differences between the performed position calculations. <text:s/>The receivers were also sitting on the dashboard of the car, which still had obstruction </text:span><text:soft-page-break/><text:span text:style-name="T6">potential. <text:s/>Being able to set the receivers above the cabin would allow for maximal visibility (topography notwithstanding). <text:s/></text:span><text:span text:style-name="T6">An especially enterprising team could combine a camera system and accelerometers to constantly take pictures and measurements to be used in topographic elevation measurements throughout the rout</text:span><text:span text:style-name="T7">e</text:span><text:span text:style-name="T6">, instead of a few discrete points made at safe pull</text:span><text:span text:style-name="T13">-</text:span><text:span text:style-name="T6">offs.</text:span></text:p>
      <text:p text:style-name="P3"><text:span text:style-name="T5"/></text:p>
      <text:p text:style-name="P4"><text:span text:style-name="T6">This experiment created some questions the authors think could be explored. <text:s/>First, how accurate are the satellite images on Google Earth? <text:s/>They were assumed to be “truth” for the experiment, but error in the image placement would affect the perceived performance of the receivers. </text:span><text:span text:style-name="T7">Additionally</text:span><text:span text:style-name="T6">, are there survey data for the road that could be used to statistically fit the empirical data? <text:s/>This kind of analysis would yield more quanti</text:span><text:span text:style-name="T13">tative</text:span><text:span text:style-name="T6"> results tha</text:span><text:span text:style-name="T13">n </text:span><text:span text:style-name="T6">the use of Google Earth's ruler at various points. <text:s/></text:span><text:span text:style-name="T7">Finally, why were the height measurements so different between the receivers, compared to the latitude/longitude measurements?</text:span></text:p>
      <text:p text:style-name="P4"><text:span text:style-name="T7"/></text:p>
      <text:p text:style-name="P5"><text:span text:style-name="T7">The experiment successfully proved </text:span><text:span text:style-name="T13">that open terrain</text:span><text:span text:style-name="T14"> allowed for better GPS </text:span><text:span text:style-name="T16">receiver</text:span><text:span text:style-name="T14"> accuracy than terrain with much topographic masking</text:span><text:span text:style-name="T7">. However, there were areas identified to improve its quality. The authors also recommend to explore the questions identified previously, as they may lead to more insight into the data. <text:s/>Qualitatively, both receivers appeared to perform well in the canyon, despite the reduced visibility. <text:s/>Even the Garmin with WAAS disabled could perform crude navigation of the canyon if needed, although it would not do well for precision applications. The experiment should be repeated in an area with higher, and more consistent, topographic features to further mask visibility and potentially draw sharper conclu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1T16:44:37.89</meta:creation-date>
    <dc:date>2014-10-12T13:59:11.03</dc:date>
    <meta:editing-duration>PT17M44S</meta:editing-duration>
    <meta:editing-cycles>2</meta:editing-cycles>
    <meta:generator>LibreOffice/3.6$Windows_x86 LibreOffice_project/2ef5aff-a6fb0ff-166bdff-cf087ad-0f1389</meta:generator>
    <meta:document-statistic meta:table-count="0" meta:image-count="0" meta:object-count="0" meta:page-count="2" meta:paragraph-count="11" meta:word-count="852" meta:character-count="5367" meta:non-whitespace-character-count="4495"/>
  </office:meta>
</office:document-meta>
</file>